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7e0" officeooo:paragraph-rsid="001187e0"/>
    </style:style>
    <style:style style:name="P2" style:family="paragraph" style:parent-style-name="Standard">
      <style:text-properties fo:font-weight="bold" officeooo:rsid="001187e0" officeooo:paragraph-rsid="001187e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lke doelen komen uit jouw</text:p>
      <text:p text:style-name="P2">‘verborgen impact’?</text:p>
      <text:p text:style-name="P1">Meer op fiets doen.</text:p>
      <text:p text:style-name="P1">Minder tech kopen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26:12.428584741</meta:creation-date>
    <dc:date>2025-01-14T11:30:39.318185946</dc:date>
    <meta:editing-duration>PT4M27S</meta:editing-duration>
    <meta:editing-cycles>1</meta:editing-cycles>
    <meta:document-statistic meta:table-count="0" meta:image-count="0" meta:object-count="0" meta:page-count="1" meta:paragraph-count="4" meta:word-count="14" meta:character-count="83" meta:non-whitespace-character-count="73"/>
    <meta:generator>LibreOffice/24.2.7.2$Linux_X86_64 LibreOffice_project/420$Build-2</meta:generator>
  </office:meta>
</office:document-meta>
</file>